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>
        <table:iteration table:status="enable" table:steps="1" table:maximum-difference="1"/>
      </table:calculation-settings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bet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3.8081045376565" calcext:value-type="float">
            <text:p>63,8081045376565</text:p>
          </table:table-cell>
          <table:table-cell office:value-type="float" office:value="0.25414145034375" calcext:value-type="float">
            <text:p>0,2541414503437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61.2669" calcext:value-type="float">
            <text:p>161,2669</text:p>
          </table:table-cell>
          <table:table-cell office:value-type="float" office:value="0.2610155" calcext:value-type="float">
            <text:p>0,261015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88.490355325003" calcext:value-type="float">
            <text:p>288,490355325003</text:p>
          </table:table-cell>
          <table:table-cell office:value-type="float" office:value="0.266609454015625" calcext:value-type="float">
            <text:p>0,266609454015625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458.626677665621" calcext:value-type="float">
            <text:p>458,626677665621</text:p>
          </table:table-cell>
          <table:table-cell office:value-type="float" office:value="0.2691281709375" calcext:value-type="float">
            <text:p>0,269128170937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667.436574687495" calcext:value-type="float">
            <text:p>667,436574687495</text:p>
          </table:table-cell>
          <table:table-cell office:value-type="float" office:value="0.270803682" calcext:value-type="float">
            <text:p>0,27080368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15.534221214844" calcext:value-type="float">
            <text:p>915,534221214844</text:p>
          </table:table-cell>
          <table:table-cell office:value-type="float" office:value="0.271959002109375" calcext:value-type="float">
            <text:p>0,27195900210937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3-11T15:57:10.335947346</meta:creation-date>
    <dc:date>2025-03-11T16:06:05.473311722</dc:date>
    <meta:editing-duration>PT8M55S</meta:editing-duration>
    <meta:editing-cycles>1</meta:editing-cycles>
    <meta:document-statistic meta:table-count="1" meta:cell-count="28" meta:object-count="0"/>
    <meta:generator>LibreOffice/6.4.7.2$Linux_X86_64 LibreOffice_project/40$Build-2</meta:generator>
  </office:meta>
</office:document-meta>
</file>